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Typewriter" svg:font-family="'MathJax Typewriter'"/>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cm" fo:margin-right="0cm" fo:margin-top="0cm" fo:margin-bottom="0cm" style:contextual-spacing="false" style:line-height-at-least="0.556cm" fo:orphans="2" fo:widows="2" fo:text-indent="0cm" style:auto-text-indent="false"/>
    </style:style>
    <style:style style:name="P2" style:family="paragraph" style:parent-style-name="Text_20_body">
      <style:paragraph-properties fo:margin-left="0cm" fo:margin-right="0cm" fo:margin-top="0cm" fo:margin-bottom="0cm" style:contextual-spacing="false" style:line-height-at-least="0.556cm"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style:line-height-at-least="0.556cm" fo:text-align="start" style:justify-single-word="false" fo:orphans="2" fo:widows="2" fo:text-indent="0cm" style:auto-text-indent="false"/>
      <style:text-properties fo:font-variant="normal" fo:text-transform="none" fo:color="#373a3c" style:font-name="OpenSans" fo:font-size="10.5pt" fo:letter-spacing="normal" fo:font-style="normal" fo:font-weight="normal"/>
    </style:style>
    <style:style style:name="P4" style:family="paragraph" style:parent-style-name="Text_20_body">
      <style:paragraph-properties fo:margin-left="0cm" fo:margin-right="0cm" fo:margin-top="0cm" fo:margin-bottom="0.529cm" style:contextual-spacing="false" style:line-height-at-least="0.556cm" fo:orphans="2" fo:widows="2" fo:text-indent="0cm" style:auto-text-indent="false"/>
      <style:text-properties fo:font-variant="normal" fo:text-transform="none" fo:color="#373a3c" style:font-name="OpenSans" fo:font-size="10.5pt" fo:letter-spacing="normal" fo:font-style="normal" fo:font-weight="normal"/>
    </style:style>
    <style:style style:name="P5" style:family="paragraph" style:parent-style-name="Text_20_body">
      <style:paragraph-properties fo:margin-left="0cm" fo:margin-right="0cm" fo:margin-top="0.265cm" fo:margin-bottom="0.132cm" style:contextual-spacing="false" style:line-height-at-least="0.556cm" fo:orphans="2" fo:widows="2" fo:text-indent="0cm" style:auto-text-indent="false"/>
      <style:text-properties fo:font-variant="normal" fo:text-transform="none" fo:color="#373a3c" style:font-name="OpenSans" fo:font-size="10.5pt" fo:letter-spacing="normal" fo:font-style="normal" fo:font-weight="bold" fo:background-color="#f6faff" fo:padding-left="0cm" fo:padding-right="0cm" fo:padding-top="0.132cm" fo:padding-bottom="0cm" fo:border-left="none" fo:border-right="none" fo:border-top="0.06pt solid #000000" fo:border-bottom="none"/>
    </style:style>
    <style:style style:name="P6" style:family="paragraph" style:parent-style-name="Heading_20_3">
      <style:paragraph-properties fo:margin-left="0cm" fo:margin-right="0cm" fo:margin-top="0.953cm" fo:margin-bottom="0.318cm" style:contextual-spacing="false" style:line-height-at-least="0.635cm" fo:orphans="2" fo:widows="2" fo:text-indent="0cm" style:auto-text-indent="false" fo:padding="0cm" fo:border="none"/>
      <style:text-properties fo:font-variant="normal" fo:text-transform="none" fo:color="#373a3c" style:font-name="OpenSans" fo:font-size="12pt" fo:letter-spacing="normal" fo:font-style="normal" fo:font-weight="normal"/>
    </style:style>
    <style:style style:name="P7" style:family="paragraph" style:parent-style-name="Text_20_body" style:list-style-name="L1">
      <style:paragraph-properties fo:margin-top="0cm" fo:margin-bottom="0.265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8" style:family="paragraph" style:parent-style-name="Text_20_body" style:list-style-name="L2">
      <style:paragraph-properties fo:margin-top="0cm" fo:margin-bottom="0.265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9" style:family="paragraph" style:parent-style-name="Text_20_body" style:list-style-name="L4">
      <style:paragraph-properties fo:margin-top="0cm" fo:margin-bottom="0.265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10" style:family="paragraph" style:parent-style-name="Text_20_body" style:list-style-name="L6">
      <style:paragraph-properties fo:margin-top="0cm" fo:margin-bottom="0.265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11" style:family="paragraph" style:parent-style-name="Text_20_body" style:list-style-name="L7">
      <style:paragraph-properties fo:margin-top="0cm" fo:margin-bottom="0.265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12" style:family="paragraph" style:parent-style-name="Text_20_body" style:list-style-name="L8">
      <style:paragraph-properties fo:margin-top="0cm" fo:margin-bottom="0.265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13" style:family="paragraph" style:parent-style-name="Text_20_body" style:list-style-name="L9">
      <style:paragraph-properties fo:margin-top="0cm" fo:margin-bottom="0.265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14" style:family="paragraph" style:parent-style-name="Text_20_body" style:list-style-name="L1">
      <style:paragraph-properties fo:margin-top="0cm" fo:margin-bottom="0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15" style:family="paragraph" style:parent-style-name="Text_20_body" style:list-style-name="L2">
      <style:paragraph-properties fo:margin-top="0cm" fo:margin-bottom="0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16" style:family="paragraph" style:parent-style-name="Text_20_body" style:list-style-name="L3">
      <style:paragraph-properties fo:margin-top="0cm" fo:margin-bottom="0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17" style:family="paragraph" style:parent-style-name="Text_20_body" style:list-style-name="L4">
      <style:paragraph-properties fo:margin-top="0cm" fo:margin-bottom="0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18" style:family="paragraph" style:parent-style-name="Text_20_body" style:list-style-name="L5">
      <style:paragraph-properties fo:margin-top="0cm" fo:margin-bottom="0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19" style:family="paragraph" style:parent-style-name="Text_20_body" style:list-style-name="L8">
      <style:paragraph-properties fo:margin-top="0cm" fo:margin-bottom="0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20" style:family="paragraph" style:parent-style-name="Text_20_body" style:list-style-name="L9">
      <style:paragraph-properties fo:margin-top="0cm" fo:margin-bottom="0cm" style:contextual-spacing="false" fo:orphans="2" fo:widows="2" fo:padding="0cm" fo:border="none"/>
      <style:text-properties fo:font-variant="normal" fo:text-transform="none" fo:color="#373a3c" style:font-name="OpenSans" fo:font-size="10.5pt" fo:letter-spacing="normal" fo:font-style="normal" fo:font-weight="normal"/>
    </style:style>
    <style:style style:name="P21" style:family="paragraph" style:parent-style-name="Text_20_body" style:list-style-name="L6">
      <style:paragraph-properties fo:margin-top="0cm" fo:margin-bottom="0cm" style:contextual-spacing="false" fo:orphans="2" fo:widows="2" fo:padding="0cm" fo:border="none"/>
      <style:text-properties officeooo:paragraph-rsid="001ef627"/>
    </style:style>
    <style:style style:name="P22" style:family="paragraph" style:parent-style-name="Text_20_body" style:list-style-name="L3">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73a3c" style:font-name="OpenSans" fo:font-size="10.5pt" fo:letter-spacing="normal" fo:font-style="normal" fo:font-weight="normal"/>
    </style:style>
    <style:style style:name="P23" style:family="paragraph" style:parent-style-name="Text_20_body" style:list-style-name="L5">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73a3c" style:font-name="OpenSans" fo:font-size="10.5pt" fo:letter-spacing="normal" fo:font-style="normal" fo:font-weight="normal"/>
    </style:style>
    <style:style style:name="P24" style:family="paragraph" style:parent-style-name="Text_20_body" style:list-style-name="L6">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73a3c" style:font-name="OpenSans" fo:font-size="10.5pt" fo:letter-spacing="normal" fo:font-style="normal" fo:font-weight="normal"/>
    </style:style>
    <style:style style:name="P25" style:family="paragraph" style:parent-style-name="Text_20_body" style:list-style-name="L7">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73a3c" style:font-name="OpenSans" fo:font-size="10.5pt" fo:letter-spacing="normal" fo:font-style="normal" fo:font-weight="normal" officeooo:paragraph-rsid="001f2509"/>
    </style:style>
    <style:style style:name="P26" style:family="paragraph" style:parent-style-name="Text_20_body" style:list-style-name="L8">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73a3c" style:font-name="OpenSans" fo:font-size="10.5pt" fo:letter-spacing="normal" fo:font-style="normal" fo:font-weight="normal"/>
    </style:style>
    <style:style style:name="P27" style:family="paragraph" style:parent-style-name="Heading_20_3">
      <style:paragraph-properties fo:margin-left="0cm" fo:margin-right="0cm" fo:margin-top="0.953cm" fo:margin-bottom="0.318cm" style:contextual-spacing="false" style:line-height-at-least="0.635cm" fo:orphans="2" fo:widows="2" fo:text-indent="0cm" style:auto-text-indent="false" fo:padding="0cm" fo:border="none"/>
      <style:text-properties fo:font-variant="normal" fo:text-transform="none" fo:color="#373a3c" style:font-name="OpenSans" fo:font-size="12pt" fo:letter-spacing="normal" fo:font-style="normal" fo:font-weight="normal" officeooo:paragraph-rsid="001ef627"/>
    </style:style>
    <style:style style:name="T1" style:family="text">
      <style:text-properties fo:font-variant="normal" fo:text-transform="none" fo:color="#373a3c" style:font-name="OpenSans" fo:font-size="10.5pt" fo:letter-spacing="normal" fo:font-style="normal" fo:font-weight="bold"/>
    </style:style>
    <style:style style:name="T2" style:family="text">
      <style:text-properties fo:font-variant="normal" fo:text-transform="none" fo:color="#373a3c" style:font-name="OpenSans" fo:font-size="10.5pt" fo:letter-spacing="normal" fo:font-style="normal" fo:font-weight="normal"/>
    </style:style>
    <style:style style:name="T3" style:family="text">
      <style:text-properties fo:font-variant="normal" fo:text-transform="none" fo:color="#373a3c" style:font-name="OpenSans" fo:font-size="10.5pt" fo:letter-spacing="normal" fo:font-style="normal" fo:font-weight="normal" officeooo:rsid="001d09da"/>
    </style:style>
    <style:style style:name="T4" style:family="text">
      <style:text-properties fo:font-variant="normal" fo:text-transform="none" fo:color="#373a3c" style:font-name="OpenSans" fo:font-size="12pt" fo:letter-spacing="normal" fo:font-style="normal" fo:font-weight="bold" officeooo:rsid="001ef627" style:font-weight-asian="bold" style:font-weight-complex="bold"/>
    </style:style>
    <style:style style:name="T5" style:family="text">
      <style:text-properties fo:font-variant="normal" fo:text-transform="none" fo:color="#ff0000" style:text-line-through-style="none" style:text-line-through-type="none" style:font-name="MathJax Typewriter" fo:font-size="12.75pt" fo:letter-spacing="normal" fo:font-style="normal" style:text-underline-style="none" fo:font-weight="normal" style:text-blinking="false" fo:padding="0cm" fo:border="none"/>
    </style:style>
    <style:style style:name="T6" style:family="text">
      <style:text-properties fo:font-variant="normal" fo:text-transform="none" fo:color="#2775d1" style:text-line-through-style="none" style:text-line-through-type="none" style:font-name="OpenSans" fo:font-size="10.5pt" fo:letter-spacing="normal" fo:font-style="normal" style:text-underline-style="none" fo:font-weight="normal" style:text-blinking="false" fo:background-color="transparent" loext:char-shading-value="0"/>
    </style:style>
    <style:style style:name="T7" style:family="text">
      <style:text-properties fo:color="#ff0000" style:text-line-through-style="none" style:text-line-through-type="none" style:font-name="MathJax Typewriter" fo:font-size="12.75pt" style:text-underline-style="none" style:text-blinking="false" fo:padding="0cm" fo:border="none"/>
    </style:style>
    <style:style style:name="T8" style:family="text">
      <style:text-properties officeooo:rsid="001ef627"/>
    </style:style>
    <style:style style:name="T9" style:family="text">
      <style:text-properties fo:font-weight="bold" officeooo:rsid="001ef627" style:font-weight-asian="bold" style:font-weight-complex="bold"/>
    </style:style>
    <style:style style:name="T10" style:family="text">
      <style:text-properties fo:font-size="12pt" fo:font-weight="bold" officeooo:rsid="001ef627" style:font-weight-asian="bold" style:font-weight-complex="bold"/>
    </style:style>
    <style:style style:name="T11" style:family="text">
      <style:text-properties fo:font-size="12pt" fo:font-weight="bold" officeooo:rsid="001f2509" style:font-weight-asian="bold" style:font-weight-complex="bold"/>
    </style:style>
    <text:list-style style:name="L1">
      <text:list-level-style-number text:level="1" text:style-name="Numbering_20_Symbols" style:num-suffix="." style:num-format="1">
        <style:list-level-properties text:space-before="-0.287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287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287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287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287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287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287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287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287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Repo</text:span></text:span></text:p>
      <text:list xml:id="list5552403919678160533" text:style-name="L1">
        <text:list-item>
          <text:p text:style-name="P7">Valid GitHub URL</text:p>
        </text:list-item>
        <text:list-item>
          <text:p text:style-name="P7">At least one commit beyond the original fork</text:p>
        </text:list-item>
        <text:list-item>
          <text:p text:style-name="P7">Valid SHA-1</text:p>
        </text:list-item>
        <text:list-item>
          <text:p text:style-name="P14">SHA-1 corresponds to a specific commit</text:p>
        </text:list-item>
      </text:list>
      <text:p text:style-name="P1"><text:span text:style-name="Strong_20_Emphasis"><text:span text:style-name="T1">Commit containing full submission</text:span></text:span></text:p>
      <text:list xml:id="list5638086061256251212" text:style-name="L2">
        <text:list-item>
          <text:p text:style-name="P8">Code for reading in the dataset and/or processing the data</text:p>
        </text:list-item>
        <text:list-item>
          <text:p text:style-name="P8">Histogram of the total number of steps taken each day</text:p>
        </text:list-item>
        <text:list-item>
          <text:p text:style-name="P8">Mean and median number of steps taken each day</text:p>
        </text:list-item>
        <text:list-item>
          <text:p text:style-name="P8">Time series plot of the average number of steps taken</text:p>
        </text:list-item>
        <text:list-item>
          <text:p text:style-name="P8">The 5-minute interval that, on average, contains the maximum number of steps</text:p>
        </text:list-item>
        <text:list-item>
          <text:p text:style-name="P8">Code to describe and show a strategy for imputing missing data</text:p>
        </text:list-item>
        <text:list-item>
          <text:p text:style-name="P8">Histogram of the total number of steps taken each day after missing values are imputed</text:p>
        </text:list-item>
        <text:list-item>
          <text:p text:style-name="P8">Panel plot comparing the average number of steps taken per 5-minute interval across weekdays and weekends</text:p>
        </text:list-item>
        <text:list-item>
          <text:p text:style-name="P15">All of the R code needed to reproduce the results (numbers, plots, etc.) in the report</text:p>
        </text:list-item>
      </text:list>
      <text:p text:style-name="P5">Assignment</text:p>
      <text:p text:style-name="P1"><text:span text:style-name="T2">This assignment will be described in multiple parts. You will need to write a report that answers the questions detailed below. Ultimately, you will need to complete the entire assignment in a </text:span><text:span text:style-name="Strong_20_Emphasis"><text:span text:style-name="T1">single R markdown</text:span></text:span><text:span text:style-name="T2"> document that can be processed by </text:span><text:span text:style-name="Strong_20_Emphasis"><text:span text:style-name="T1">knitr</text:span></text:span><text:span text:style-name="T2"> and be transformed into an HTML file.</text:span></text:p>
      <text:p text:style-name="P2"><text:span text:style-name="T2">Throughout your report make sure you always include the code that you used to generate the output you present. When writing code chunks in the R markdown document, always use </text:span><text:bookmark text:name="MathJax-Element-2-Frame"/><text:bookmark text:name="MathJax-Span-6"/><text:bookmark text:name="MathJax-Span-7"/><text:bookmark text:name="MathJax-Span-8"/><text:bookmark text:name="MathJax-Span-9"/><text:bookmark text:name="MathJax-Span-10"/><text:span text:style-name="T5">echo = TRUE</text:span><text:span text:style-name="T2"> so that someone else will be able to read the code. </text:span><text:span text:style-name="Strong_20_Emphasis"><text:span text:style-name="T1">This assignment will be evaluated via peer assessment so it is essential that your peer evaluators be able to review the code for your analysis</text:span></text:span><text:span text:style-name="T2">.</text:span></text:p>
      <text:p text:style-name="P4">For the plotting aspects of this assignment, feel free to use any plotting system in R (i.e., base, lattice, ggplot2)</text:p>
      <text:p text:style-name="P1"><text:span text:style-name="T2">Fork/clone the </text:span><text:a xlink:type="simple" xlink:href="http://github.com/rdpeng/RepData_PeerAssessment1" office:target-frame-name="_blank" xlink:show="new"><text:span text:style-name="T6">GitHub repository created for this assignment</text:span></text:a><text:span text:style-name="T2">. You will submit this assignment by pushing your completed files into your forked repository on GitHub. The assignment submission will consist of the URL to your GitHub repository and the SHA-1 commit ID for your repository state.</text:span></text:p>
      <text:p text:style-name="P4">NOTE: The GitHub repository also contains the dataset for the assignment so you do not have to download the data separately.</text:p>
      <text:h text:style-name="P6" text:outline-level="3"><text:soft-page-break/>Loading and preprocessing the data</text:h>
      <text:p text:style-name="P4">Show any code that is needed to</text:p>
      <text:list xml:id="list7831678165968513987" text:style-name="L3">
        <text:list-item>
          <text:p text:style-name="P22">Load the data (i.e. <text:bookmark text:name="MathJax-Element-3-Frame"/><text:bookmark text:name="MathJax-Span-11"/><text:bookmark text:name="MathJax-Span-12"/><text:bookmark text:name="MathJax-Span-13"/><text:bookmark text:name="MathJax-Span-14"/><text:bookmark text:name="MathJax-Span-15"/><text:span text:style-name="T7">read.csv()</text:span>)</text:p>
        </text:list-item>
        <text:list-item>
          <text:p text:style-name="P16">Process/transform the data (if necessary) into a format suitable for your analysis</text:p>
        </text:list-item>
      </text:list>
      <text:h text:style-name="P27" text:outline-level="3">What is mean total number of steps taken per day? <text:span text:style-name="T9">PLOT 1</text:span></text:h>
      <text:p text:style-name="P4">For this part of the assignment, you can ignore the missing values in the dataset.</text:p>
      <text:list xml:id="list3157550864742334253" text:style-name="L4">
        <text:list-item>
          <text:p text:style-name="P9">Calculate the total number of steps taken per day</text:p>
        </text:list-item>
        <text:list-item>
          <text:p text:style-name="P9">If you do not understand the difference between a histogram and a barplot, research the difference between them. Make a histogram of the total number of steps taken each day</text:p>
        </text:list-item>
        <text:list-item>
          <text:p text:style-name="P17">Calculate and report the mean and median of the total number of steps taken per day</text:p>
        </text:list-item>
      </text:list>
      <text:h text:style-name="P6" text:outline-level="3">What is the average daily activity pattern? <text:span text:style-name="T9">PLOT 2</text:span></text:h>
      <text:list xml:id="list6860553737845507248" text:style-name="L5">
        <text:list-item>
          <text:p text:style-name="P23">Make a time series plot (i.e. <text:bookmark text:name="MathJax-Element-4-Frame"/><text:bookmark text:name="MathJax-Span-16"/><text:bookmark text:name="MathJax-Span-17"/><text:bookmark text:name="MathJax-Span-18"/><text:bookmark text:name="MathJax-Span-19"/><text:bookmark text:name="MathJax-Span-20"/><text:span text:style-name="T7">type = "l"</text:span>) of the 5-minute interval (x-axis) and the average number of steps taken, averaged across all days (y-axis)</text:p>
        </text:list-item>
        <text:list-item>
          <text:p text:style-name="P18">Which 5-minute interval, on average across all the days in the dataset, contains the maximum number of steps?</text:p>
        </text:list-item>
      </text:list>
      <text:h text:style-name="P6" text:outline-level="3">Imputing missing values</text:h>
      <text:p text:style-name="P3">Note that there are a number of days/intervals where there are missing values (coded as <text:bookmark text:name="MathJax-Element-5-Frame"/><text:bookmark text:name="MathJax-Span-21"/><text:bookmark text:name="MathJax-Span-22"/><text:bookmark text:name="MathJax-Span-23"/><text:bookmark text:name="MathJax-Span-24"/><text:bookmark text:name="MathJax-Span-25"/><text:span text:style-name="T7">NA</text:span>). The presence of missing days may introduce bias into some calculations or summaries of the data.</text:p>
      <text:list xml:id="list3872123964210058659" text:style-name="L6">
        <text:list-item>
          <text:p text:style-name="P24">Calculate and report the total number of missing values in the dataset (i.e. the total number of rows with <text:bookmark text:name="MathJax-Element-6-Frame"/><text:bookmark text:name="MathJax-Span-26"/><text:bookmark text:name="MathJax-Span-27"/><text:bookmark text:name="MathJax-Span-28"/><text:bookmark text:name="MathJax-Span-29"/><text:bookmark text:name="MathJax-Span-30"/><text:span text:style-name="T7">NA</text:span>s)</text:p>
        </text:list-item>
        <text:list-item>
          <text:p text:style-name="P10">Devise a strategy for filling in all of the missing values in the dataset. The strategy does not need to be sophisticated. For example, you could use the mean/median for that day, or the mean for that 5-minute interval, etc.</text:p>
        </text:list-item>
        <text:list-item>
          <text:p text:style-name="P10">Create a new dataset that is equal to the original dataset but with the missing data filled in.</text:p>
        </text:list-item>
        <text:list-item>
          <text:p text:style-name="P21"><text:span text:style-name="T2">Make a histogram of the total number of steps taken each day and Calculate and report the </text:span><text:span text:style-name="Strong_20_Emphasis"><text:span text:style-name="T1">mean</text:span></text:span><text:span text:style-name="T2"> and </text:span><text:span text:style-name="Strong_20_Emphasis"><text:span text:style-name="T1">median</text:span></text:span><text:span text:style-name="T2"> tot</text:span><text:span text:style-name="T3">t</text:span><text:span text:style-name="T2">al number of steps taken per day. Do these values differ from the estimates from the first part of the assignment? What is the impact of imputing missing data on the estimates of the total daily number of steps? </text:span><text:span text:style-name="T4">PLOT 3</text:span></text:p>
        </text:list-item>
      </text:list>
      <text:h text:style-name="P6" text:outline-level="3"><text:soft-page-break/>Are there differences in activity patterns between weekdays and weekends?</text:h>
      <text:p text:style-name="P3">For this part the <text:bookmark text:name="MathJax-Element-7-Frame"/><text:bookmark text:name="MathJax-Span-31"/><text:bookmark text:name="MathJax-Span-32"/><text:bookmark text:name="MathJax-Span-33"/><text:bookmark text:name="MathJax-Span-34"/><text:bookmark text:name="MathJax-Span-35"/><text:span text:style-name="T7">weekdays()</text:span> function may be of some help here. Use the dataset with the filled-in missing values for this part.</text:p>
      <text:list xml:id="list4419072888937812953" text:style-name="L7">
        <text:list-item>
          <text:p text:style-name="P11">Create a new factor variable in the dataset with two levels – “weekday” and “weekend” indicating whether a given date is a weekday or weekend day.</text:p>
        </text:list-item>
        <text:list-item>
          <text:p text:style-name="P25">Make a panel plot containing a time series plot (i.e. <text:bookmark text:name="MathJax-Element-8-Frame"/><text:bookmark text:name="MathJax-Span-36"/><text:bookmark text:name="MathJax-Span-37"/><text:bookmark text:name="MathJax-Span-38"/><text:bookmark text:name="MathJax-Span-39"/><text:bookmark text:name="MathJax-Span-40"/><text:span text:style-name="T7">type = "l"</text:span>) of the 5-minute interval (x-axis) and the average number of steps taken, averaged across all weekday days or weekend days (y-axis). See the README file in the GitHub repository to see an example of what this plot should look like using simulated data. <text:span text:style-name="T10">PLOT </text:span><text:span text:style-name="T11">4</text:span></text:p>
        </text:list-item>
      </text:list>
      <text:p text:style-name="P5">Submitting the Assignment</text:p>
      <text:p text:style-name="P4">To submit the assignment:</text:p>
      <text:list xml:id="list6459127692328253927" text:style-name="L8">
        <text:list-item>
          <text:p text:style-name="P26">Commit your completed <text:bookmark text:name="MathJax-Element-9-Frame"/><text:bookmark text:name="MathJax-Span-41"/><text:bookmark text:name="MathJax-Span-42"/><text:bookmark text:name="MathJax-Span-43"/><text:bookmark text:name="MathJax-Span-44"/><text:bookmark text:name="MathJax-Span-45"/><text:span text:style-name="T7">PA1_template.Rmd</text:span> file to the <text:bookmark text:name="MathJax-Element-10-Frame"/><text:bookmark text:name="MathJax-Span-46"/><text:bookmark text:name="MathJax-Span-47"/><text:bookmark text:name="MathJax-Span-48"/><text:bookmark text:name="MathJax-Span-49"/><text:bookmark text:name="MathJax-Span-50"/><text:span text:style-name="T7">master</text:span> branch of your git repository (you should already be on the <text:bookmark text:name="MathJax-Element-11-Frame"/><text:bookmark text:name="MathJax-Span-51"/><text:bookmark text:name="MathJax-Span-52"/><text:bookmark text:name="MathJax-Span-53"/><text:bookmark text:name="MathJax-Span-54"/><text:bookmark text:name="MathJax-Span-55"/><text:span text:style-name="T7">master</text:span>branch unless you created new ones)</text:p>
        </text:list-item>
        <text:list-item>
          <text:p text:style-name="P12">Commit your PA1_template.md and PA1_template.html files produced by processing your R markdown file with knit2html() function in R (from the knitr package) by running the function from the console.</text:p>
        </text:list-item>
        <text:list-item>
          <text:p text:style-name="P12">If your document has figures included (it should) then they should have been placed in the figure/ directory by default (unless you overrided the default). Add and commit the figure/ directory to your git repository so that the figures appear in the markdown file when it displays on github.</text:p>
        </text:list-item>
        <text:list-item>
          <text:p text:style-name="P26">Push your <text:bookmark text:name="MathJax-Element-12-Frame"/><text:bookmark text:name="MathJax-Span-56"/><text:bookmark text:name="MathJax-Span-57"/><text:bookmark text:name="MathJax-Span-58"/><text:bookmark text:name="MathJax-Span-59"/><text:bookmark text:name="MathJax-Span-60"/><text:span text:style-name="T7">master</text:span> branch to GitHub.</text:p>
        </text:list-item>
        <text:list-item>
          <text:p text:style-name="P19">Submit the URL to your GitHub repository for this assignment on the course web site.</text:p>
        </text:list-item>
      </text:list>
      <text:p text:style-name="P4">In addition to submitting the URL for your GitHub repository, you will need to submit the 40 character SHA-1 hash (as string of numbers from 0-9 and letters from a-f) that identifies the repository commit that contains the version of the files you want to submit. You can do this in GitHub by doing the following</text:p>
      <text:list xml:id="list4304658381528049748" text:style-name="L9">
        <text:list-item>
          <text:p text:style-name="P13">Going to your GitHub repository web page for this assignment</text:p>
        </text:list-item>
        <text:list-item>
          <text:p text:style-name="P13">Click on the “?? commits” link where ?? is the number of commits you have in the repository. For example, if you made a total of 10 commits to this repository, the link should say “10 commits”.</text:p>
        </text:list-item>
        <text:list-item>
          <text:p text:style-name="P20">You will see a list of commits that you have made to this repository. The most recent commit is at the very top. If this represents the version of the files you want to submit, then just click the “copy to clipboard” button on the right hand side that should appear when you hover over the SHA-1 hash. Paste this SHA-1 hash into the course web site when you submit your assignment. If you don't want to use the most recent commit, then go down and find the commit you want and copy the SHA-1 hash.</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Jax Typewriter" svg:font-family="'MathJax Typewriter'"/>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usha </meta:initial-creator>
    <meta:creation-date>2017-05-08T08:46:27.085648791</meta:creation-date>
    <dc:date>2017-07-03T18:23:59.019056332</dc:date>
    <dc:creator>anusha </dc:creator>
    <meta:editing-duration>PT11M51S</meta:editing-duration>
    <meta:editing-cycles>4</meta:editing-cycles>
    <meta:generator>LibreOffice/4.2.8.2$Linux_X86_64 LibreOffice_project/420m0$Build-2</meta:generator>
    <meta:document-statistic meta:table-count="0" meta:image-count="0" meta:object-count="0" meta:page-count="3" meta:paragraph-count="54" meta:word-count="1156" meta:character-count="6498" meta:non-whitespace-character-count="5429"/>
  </office:meta>
</office:document-meta>
</file>